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roduct Name 2.0</text:p>
      <text:p text:style-name="Standard"><text:line-break/></text:p>
      <text:p text:style-name="P2">TECHNICAL SPECIFICATIONS</text:p>
      <text:p text:style-name="Standard"/>
      <text:p text:style-name="Standard"/>
      <text:p text:style-name="Standard">Programming language:<text:s/><text:span text:style-name="T3">PHP</text:span></text:p>
      <text:p text:style-name="Standard"/>
      <text:p text:style-name="Standard">Database:<text:s/><text:span text:style-name="T4">MySQL/ MariaDB</text:span></text:p>
      <text:p text:style-name="Standard"/>
      <text:p text:style-name="Standard">Web Server:<text:s/><text:span text:style-name="T5">Apache</text:span></text:p>
      <text:p text:style-name="Standard"/>
      <text:p text:style-name="Standard">Hosting Environment:<text:s/><text:span text:style-name="T6">Linux</text:span></text:p>
      <text:p text:style-name="Standard"/>
      <text:p text:style-name="Standard">No of maximum users allowed at a<text:s/>time: 1000</text:p>
      <text:p text:style-name="Standard"/>
      <text:p text:style-name="Standard"/>
      <text:p text:style-name="Standard"/>
      <text:p text:style-name="Standard"/>
      <text:p text:style-name="P7">FUNCTIONAL SPECIFICATIONS</text:p>
      <text:p text:style-name="Standard"/>
      <text:p text:style-name="P8"><?opendocument cursor-position?>User Login</text:p>
      <text:p text:style-name="Standard"/>
      <text:p text:style-name="Standard">Only allowed users could be able to do the above actions. If a user is not logged in he should be displayed with the login page.</text:p>
      <text:p text:style-name="Standard">Password change facility should be there for<text:s/>each user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 1</dc:creator>
    <meta:creation-date>2019-09-27T17:11:00Z</meta:creation-date>
    <dc:date>2023-03-06T02:11:00Z</dc:date>
    <meta:template xlink:href="Normal" xlink:type="simple"/>
    <meta:editing-cycles>79</meta:editing-cycles>
    <meta:editing-duration>PT7020S</meta:editing-duration>
    <meta:document-statistic meta:page-count="1" meta:paragraph-count="1" meta:word-count="62" meta:character-count="420" meta:row-count="2" meta:non-whitespace-character-count="359"/>
  </office:meta>
</office:document-meta>
</file>